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2cm"/>
    </style:style>
    <style:style style:name="co2" style:family="table-column">
      <style:table-column-properties fo:break-before="auto" style:column-width="3.053cm"/>
    </style:style>
    <style:style style:name="co3" style:family="table-column">
      <style:table-column-properties fo:break-before="auto" style:column-width="2.9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de59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fo:background-color="#ffde59" fo:border-left="0.74pt solid #000000" fo:border-right="0.74pt solid #000000" fo:border-top="none"/>
    </style:style>
    <style:style style:name="ce6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>
      <style:table-cell-properties fo:border-bottom="0.74pt solid #000000" fo:background-color="#ffde59" fo:border-left="0.74pt solid #000000" fo:border-right="0.74pt solid #000000" fo:border-top="none"/>
    </style:style>
    <style:style style:name="ce2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fo:background-color="#ffe994" fo:border-left="0.74pt solid #000000" fo:border-right="0.74pt solid #000000" fo:border-top="none"/>
    </style:style>
    <style:style style:name="ce31" style:family="table-cell" style:parent-style-name="Default">
      <style:table-cell-properties fo:border-bottom="0.74pt solid #000000" fo:background-color="#ffe994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ackground-color="#f6f9d4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e8f2a1" style:text-align-source="fix" style:repeat-content="false" fo:border-left="0.74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74pt solid #000000" fo:background-color="#d4ea6b" style:text-align-source="fix" style:repeat-content="false" fo:border-left="0.74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 style:data-style-name="N65">
      <style:table-cell-properties fo:border-bottom="none" fo:background-color="#f6f9d4" style:text-align-source="fix" style:repeat-content="false" fo:border-left="none" fo:border-right="none" fo:border-top="0.74pt solid #000000"/>
      <style:paragraph-properties fo:text-align="center" fo:margin-left="0cm"/>
    </style:style>
    <style:style style:name="ce18" style:family="table-cell" style:parent-style-name="Default" style:data-style-name="N65">
      <style:table-cell-properties fo:background-color="#e8f2a1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65">
      <style:table-cell-properties fo:border-bottom="0.74pt solid #000000" fo:background-color="#d4ea6b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f6f9d4" style:text-align-source="fix" style:repeat-content="false" fo:border-left="none" fo:border-right="none" fo:border-top="0.74pt solid #000000"/>
      <style:paragraph-properties fo:text-align="center" fo:margin-left="0cm"/>
    </style:style>
    <style:style style:name="ce39" style:family="table-cell" style:parent-style-name="Default" style:data-style-name="N0">
      <style:table-cell-properties fo:background-color="#e8f2a1"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0">
      <style:table-cell-properties fo:background-color="#d4ea6b" style:text-align-source="fix" style:repeat-content="false" fo:border="none"/>
      <style:paragraph-properties fo:text-align="center" fo:margin-left="0cm"/>
    </style:style>
    <style:style style:name="ce2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order-bottom="0.74pt solid #000000" fo:background-color="#d4ea6b" style:text-align-source="fix" style:repeat-content="false" fo:border-left="none" fo:border-right="none" fo:border-top="none"/>
      <style:paragraph-properties fo:text-align="center" fo:margin-left="0cm"/>
    </style:style>
    <style:style style:name="ce61" style:family="table-cell" style:parent-style-name="Default">
      <style:table-cell-properties fo:background-color="#d4ea6b" style:text-align-source="fix" style:repeat-content="false" fo:border="none"/>
      <style:paragraph-properties fo:text-align="center" fo:margin-left="0cm"/>
    </style:style>
    <style:style style:name="ce44" style:family="table-cell" style:parent-style-name="Default" style:data-style-name="N4">
      <style:table-cell-properties fo:border-bottom="none" fo:background-color="#f6f9d4" style:text-align-source="fix" style:repeat-content="false" fo:border-left="none" fo:border-right="none" fo:border-top="0.74pt solid #000000"/>
      <style:paragraph-properties fo:text-align="center" fo:margin-left="0cm"/>
    </style:style>
    <style:style style:name="ce45" style:family="table-cell" style:parent-style-name="Default" style:data-style-name="N4">
      <style:table-cell-properties fo:border-bottom="0.74pt solid #000000" fo:background-color="#d4ea6b" style:text-align-source="fix" style:repeat-content="false" fo:border-left="none" fo:border-right="none" fo:border-top="none"/>
      <style:paragraph-properties fo:text-align="center" fo:margin-left="0cm"/>
    </style:style>
    <style:style style:name="ce57" style:family="table-cell" style:parent-style-name="Default" style:data-style-name="N65">
      <style:table-cell-properties fo:background-color="#d4ea6b" style:text-align-source="fix" style:repeat-content="false" fo:border="none"/>
      <style:paragraph-properties fo:text-align="center" fo:margin-left="0cm"/>
    </style:style>
    <style:style style:name="ce55" style:family="table-cell" style:parent-style-name="Default" style:data-style-name="N61">
      <style:table-cell-properties fo:background-color="#f6f9d4" style:text-align-source="fix" style:repeat-content="false" fo:border="none"/>
      <style:paragraph-properties fo:text-align="center" fo:margin-left="0cm"/>
    </style:style>
    <style:style style:name="ce56" style:family="table-cell" style:parent-style-name="Default" style:data-style-name="N61">
      <style:table-cell-properties fo:background-color="#e8f2a1"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61">
      <style:table-cell-properties fo:border-bottom="none" fo:background-color="#f6f9d4" style:text-align-source="fix" style:repeat-content="false" fo:border-left="none" fo:border-right="none" fo:border-top="0.74pt solid #000000"/>
      <style:paragraph-properties fo:text-align="center" fo:margin-left="0cm"/>
    </style:style>
    <style:style style:name="ce48" style:family="table-cell" style:parent-style-name="Default" style:data-style-name="N61">
      <style:table-cell-properties fo:border-bottom="0.74pt solid #000000" fo:background-color="#d4ea6b" style:text-align-source="fix" style:repeat-content="false" fo:border-left="none" fo:border-right="none" fo:border-top="none"/>
      <style:paragraph-properties fo:text-align="center" fo:margin-left="0cm"/>
    </style:style>
    <style:style style:name="ce59" style:family="table-cell" style:parent-style-name="Default" style:data-style-name="N0">
      <style:table-cell-properties fo:border-bottom="none" fo:background-color="#f6f9d4" style:text-align-source="fix" style:repeat-content="false" fo:border-left="none" fo:border-right="none" fo:border-top="0.74pt solid #000000"/>
      <style:paragraph-properties fo:text-align="center" fo:margin-left="0cm"/>
    </style:style>
    <style:style style:name="ce60" style:family="table-cell" style:parent-style-name="Default" style:data-style-name="N0">
      <style:table-cell-properties fo:background-color="#f6f9d4" style:text-align-source="fix" style:repeat-content="false" fo:border="none"/>
      <style:paragraph-properties fo:text-align="center" fo:margin-left="0cm"/>
    </style:style>
    <style:style style:name="ce62" style:family="table-cell" style:parent-style-name="Default" style:data-style-name="N0">
      <style:table-cell-properties fo:border-bottom="none" fo:background-color="#f6f9d4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3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none"/>
      <style:paragraph-properties fo:text-align="center" fo:margin-left="0cm"/>
    </style:style>
    <style:style style:name="ce64" style:family="table-cell" style:parent-style-name="Default">
      <style:table-cell-properties fo:border-bottom="0.74pt solid #000000" fo:background-color="#d4ea6b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9"/>
        <table:table-column table:style-name="co3" table:default-cell-style-name="ce13"/>
        <table:table-column table:style-name="co4" table:default-cell-style-name="ce17"/>
        <table:table-column table:style-name="co4" table:number-columns-repeated="2" table:default-cell-style-name="ce21"/>
        <table:table-column table:style-name="co4" table:default-cell-style-name="ce17"/>
        <table:table-column table:style-name="co4" table:number-columns-repeated="2" table:default-cell-style-name="ce21"/>
        <table:table-column table:style-name="co4" table:default-cell-style-name="ce56"/>
        <table:table-column table:style-name="co4" table:default-cell-style-name="ce24"/>
        <table:table-column table:style-name="co4" table:default-cell-style-name="ce62"/>
        <table:table-row table:style-name="ro1">
          <table:table-cell table:style-name="ce1" office:value-type="string" calcext:value-type="string" table:number-columns-spanned="1" table:number-rows-spanned="2">
            <text:p>Type</text:p>
          </table:table-cell>
          <table:table-cell table:style-name="ce1" office:value-type="string" calcext:value-type="string" table:number-columns-spanned="1" table:number-rows-spanned="2">
            <text:p>Placette</text:p>
          </table:table-cell>
          <table:table-cell table:style-name="ce1" office:value-type="string" calcext:value-type="string" table:number-columns-spanned="1" table:number-rows-spanned="2">
            <text:p>Taille voxel</text:p>
          </table:table-cell>
          <table:table-cell table:style-name="ce1" office:value-type="string" calcext:value-type="string" table:number-columns-spanned="3" table:number-rows-spanned="1">
            <text:p>Lvox Sparse</text:p>
          </table:table-cell>
          <table:covered-table-cell table:number-columns-repeated="2" table:style-name="ce11"/>
          <table:table-cell table:style-name="ce1" office:value-type="string" calcext:value-type="string" table:number-columns-spanned="3" table:number-rows-spanned="1">
            <text:p>Lvox Dense</text:p>
          </table:table-cell>
          <table:covered-table-cell table:number-columns-repeated="2" table:style-name="ce11"/>
          <table:table-cell table:style-name="ce1" office:value-type="string" calcext:value-type="string" table:number-columns-spanned="3" table:number-rows-spanned="1">
            <text:p>Computree</text:p>
          </table:table-cell>
          <table:covered-table-cell table:number-columns-repeated="2" table:style-name="ce11"/>
        </table:table-row>
        <table:table-row table:style-name="ro1">
          <table:covered-table-cell table:number-columns-repeated="3" table:style-name="ce2"/>
          <table:table-cell table:style-name="ce7" office:value-type="string" calcext:value-type="string">
            <text:p>Temps</text:p>
          </table:table-cell>
          <table:table-cell table:style-name="ce7" office:value-type="string" calcext:value-type="string">
            <text:p>Mémoire Kb</text:p>
          </table:table-cell>
          <table:table-cell table:style-name="ce7" office:value-type="string" calcext:value-type="string">
            <text:p>Mémoire Gb</text:p>
          </table:table-cell>
          <table:table-cell table:style-name="ce7" office:value-type="string" calcext:value-type="string">
            <text:p>Temps</text:p>
          </table:table-cell>
          <table:table-cell table:style-name="ce7" office:value-type="string" calcext:value-type="string">
            <text:p>Mémoire Kb</text:p>
          </table:table-cell>
          <table:table-cell table:style-name="ce7" office:value-type="string" calcext:value-type="string">
            <text:p>Mémoire Gb</text:p>
          </table:table-cell>
          <table:table-cell table:style-name="ce7" office:value-type="string" calcext:value-type="string">
            <text:p>Temps</text:p>
          </table:table-cell>
          <table:table-cell table:style-name="ce7" office:value-type="string" calcext:value-type="string">
            <text:p>Mémoire Kb</text:p>
          </table:table-cell>
          <table:table-cell table:style-name="ce7" office:value-type="string" calcext:value-type="string">
            <text:p>Mémoire Gb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3">
            <text:p>TLS multi-scans</text:p>
          </table:table-cell>
          <table:table-cell office:value-type="string" calcext:value-type="string" table:number-columns-spanned="1" table:number-rows-spanned="3">
            <text:p>PRF133</text:p>
          </table:table-cell>
          <table:table-cell office:value-type="float" office:value="0.5" calcext:value-type="float">
            <text:p>0.5</text:p>
          </table:table-cell>
          <table:table-cell office:value-type="time" office:time-value="PT00H02M33.03S" calcext:value-type="time">
            <text:p>02:33.03</text:p>
          </table:table-cell>
          <table:table-cell office:value-type="float" office:value="3521660" calcext:value-type="float">
            <text:p>3521660</text:p>
          </table:table-cell>
          <table:table-cell table:formula="of:=[.E3]/1000/1000" office:value-type="float" office:value="3.52166" calcext:value-type="float">
            <text:p>3.52166</text:p>
          </table:table-cell>
          <table:table-cell office:value-type="time" office:time-value="PT00H00M22.24S" calcext:value-type="time">
            <text:p>00:22.24</text:p>
          </table:table-cell>
          <table:table-cell office:value-type="float" office:value="3502752" calcext:value-type="float">
            <text:p>3502752</text:p>
          </table:table-cell>
          <table:table-cell table:formula="of:=[.H3]/1000/1000" office:value-type="float" office:value="3.502752" calcext:value-type="float">
            <text:p>3.502752</text:p>
          </table:table-cell>
          <table:table-cell table:style-name="ce17" office:value-type="time" office:time-value="PT00H14M27.18S" calcext:value-type="time">
            <text:p>14:27.18</text:p>
          </table:table-cell>
          <table:table-cell table:style-name="ce59" office:value-type="float" office:value="2401596" calcext:value-type="float">
            <text:p>2401596</text:p>
          </table:table-cell>
          <table:table-cell table:formula="of:=[.K3]/1000/1000" office:value-type="float" office:value="2.401596" calcext:value-type="float">
            <text:p>2.401596</text:p>
          </table:table-cell>
        </table:table-row>
        <table:table-row table:style-name="ro1">
          <table:covered-table-cell/>
          <table:covered-table-cell table:style-name="ce30"/>
          <table:table-cell table:style-name="ce14" office:value-type="float" office:value="0.3" calcext:value-type="float">
            <text:p>0.3</text:p>
          </table:table-cell>
          <table:table-cell table:style-name="ce18" office:value-type="time" office:time-value="PT00H03M23.59S" calcext:value-type="time">
            <text:p>03:23.59</text:p>
          </table:table-cell>
          <table:table-cell table:style-name="ce39" office:value-type="float" office:value="3485044" calcext:value-type="float">
            <text:p>3485044</text:p>
          </table:table-cell>
          <table:table-cell table:style-name="ce39" table:formula="of:=[.E4]/1000/1000" office:value-type="float" office:value="3.485044" calcext:value-type="float">
            <text:p>3.485044</text:p>
          </table:table-cell>
          <table:table-cell table:style-name="ce18" office:value-type="time" office:time-value="PT00H00M21.97S" calcext:value-type="time">
            <text:p>00:21.97</text:p>
          </table:table-cell>
          <table:table-cell table:style-name="ce24" office:value-type="float" office:value="3494888" calcext:value-type="float">
            <text:p>3494888</text:p>
          </table:table-cell>
          <table:table-cell table:style-name="ce39" table:formula="of:=[.H4]/1000/1000" office:value-type="float" office:value="3.494888" calcext:value-type="float">
            <text:p>3.494888</text:p>
          </table:table-cell>
          <table:table-cell table:style-name="ce18" office:value-type="time" office:time-value="PT00H18M38.85S" calcext:value-type="time">
            <text:p>18:38.85</text:p>
          </table:table-cell>
          <table:table-cell office:value-type="float" office:value="3247784" calcext:value-type="float">
            <text:p>3247784</text:p>
          </table:table-cell>
          <table:table-cell table:style-name="ce63" table:formula="of:=[.K4]/1000/1000" office:value-type="float" office:value="3.247784" calcext:value-type="float">
            <text:p>3.247784</text:p>
          </table:table-cell>
        </table:table-row>
        <table:table-row table:style-name="ro1">
          <table:covered-table-cell/>
          <table:covered-table-cell table:style-name="ce31"/>
          <table:table-cell table:style-name="ce15" office:value-type="float" office:value="0.1" calcext:value-type="float">
            <text:p>0.1</text:p>
          </table:table-cell>
          <table:table-cell table:style-name="ce19" office:value-type="time" office:time-value="PT00H03M08.24S" calcext:value-type="time">
            <text:p>03:08.24</text:p>
          </table:table-cell>
          <table:table-cell table:style-name="ce40" office:value-type="float" office:value="4660476" calcext:value-type="float">
            <text:p>4660476</text:p>
          </table:table-cell>
          <table:table-cell table:style-name="ce61" table:formula="of:=[.E5]/1000/1000" office:value-type="float" office:value="4.660476" calcext:value-type="float">
            <text:p>4.660476</text:p>
          </table:table-cell>
          <table:table-cell table:style-name="ce19" office:value-type="time" office:time-value="PT00H00M31.91S" calcext:value-type="time">
            <text:p>00:31.91</text:p>
          </table:table-cell>
          <table:table-cell table:style-name="ce26" office:value-type="float" office:value="5976376" calcext:value-type="float">
            <text:p>5976376</text:p>
          </table:table-cell>
          <table:table-cell table:style-name="ce61" table:formula="of:=[.H5]/1000/1000" office:value-type="float" office:value="5.976376" calcext:value-type="float">
            <text:p>5.976376</text:p>
          </table:table-cell>
          <table:table-cell table:style-name="ce57" office:value-type="time" office:time-value="PT00H37M52.27S" calcext:value-type="time">
            <text:p>37:52.27</text:p>
          </table:table-cell>
          <table:table-cell table:style-name="ce61" office:value-type="float" office:value="39908704" calcext:value-type="float">
            <text:p>39908704</text:p>
          </table:table-cell>
          <table:table-cell table:style-name="ce64" table:formula="of:=[.K5]/1000/1000" office:value-type="float" office:value="39.908704" calcext:value-type="float">
            <text:p>39.908704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9">
            <text:p>TLS simulé</text:p>
          </table:table-cell>
          <table:table-cell office:value-type="string" calcext:value-type="string" table:number-columns-spanned="1" table:number-rows-spanned="3">
            <text:p>SG_IR057</text:p>
          </table:table-cell>
          <table:table-cell office:value-type="float" office:value="0.5" calcext:value-type="float">
            <text:p>0.5</text:p>
          </table:table-cell>
          <table:table-cell office:value-type="time" office:time-value="PT00H00M00.83S" calcext:value-type="time">
            <text:p>00:00.83</text:p>
          </table:table-cell>
          <table:table-cell office:value-type="float" office:value="209492" calcext:value-type="float">
            <text:p>209492</text:p>
          </table:table-cell>
          <table:table-cell table:formula="of:=[.E6]/1000/1000" office:value-type="float" office:value="0.209492" calcext:value-type="float">
            <text:p>0.209492</text:p>
          </table:table-cell>
          <table:table-cell office:value-type="time" office:time-value="PT00H00M00.47S" calcext:value-type="time">
            <text:p>00:00.47</text:p>
          </table:table-cell>
          <table:table-cell office:value-type="float" office:value="192088" calcext:value-type="float">
            <text:p>192088</text:p>
          </table:table-cell>
          <table:table-cell table:formula="of:=[.H6]/1000/1000" office:value-type="float" office:value="0.192088" calcext:value-type="float">
            <text:p>0.192088</text:p>
          </table:table-cell>
          <table:table-cell table:style-name="ce17" office:value-type="time" office:time-value="PT00H00M05.34S" calcext:value-type="time">
            <text:p>00:05.34</text:p>
          </table:table-cell>
          <table:table-cell table:style-name="ce59" office:value-type="float" office:value="475468" calcext:value-type="float">
            <text:p>475468</text:p>
          </table:table-cell>
          <table:table-cell table:formula="of:=[.K6]/1000/1000" office:value-type="float" office:value="0.475468" calcext:value-type="float">
            <text:p>0.475468</text:p>
          </table:table-cell>
        </table:table-row>
        <table:table-row table:style-name="ro1">
          <table:covered-table-cell/>
          <table:covered-table-cell table:style-name="ce30"/>
          <table:table-cell table:style-name="ce14" office:value-type="float" office:value="0.3" calcext:value-type="float">
            <text:p>0.3</text:p>
          </table:table-cell>
          <table:table-cell table:style-name="ce18" office:value-type="time" office:time-value="PT00H00M01.15S" calcext:value-type="time">
            <text:p>00:01.15</text:p>
          </table:table-cell>
          <table:table-cell table:style-name="ce24" office:value-type="float" office:value="581632" calcext:value-type="float">
            <text:p>581632</text:p>
          </table:table-cell>
          <table:table-cell table:style-name="ce24" table:formula="of:=[.E7]/1000/1000" office:value-type="float" office:value="0.581632" calcext:value-type="float">
            <text:p>0.581632</text:p>
          </table:table-cell>
          <table:table-cell table:style-name="ce18" office:value-type="time" office:time-value="PT00H00M00.91S" calcext:value-type="time">
            <text:p>00:00.91</text:p>
          </table:table-cell>
          <table:table-cell table:style-name="ce24" office:value-type="float" office:value="593684" calcext:value-type="float">
            <text:p>593684</text:p>
          </table:table-cell>
          <table:table-cell table:style-name="ce39" table:formula="of:=[.H7]/1000/1000" office:value-type="float" office:value="0.593684" calcext:value-type="float">
            <text:p>0.593684</text:p>
          </table:table-cell>
          <table:table-cell table:style-name="ce18" office:value-type="time" office:time-value="PT00H00M10.11S" calcext:value-type="time">
            <text:p>00:10.11</text:p>
          </table:table-cell>
          <table:table-cell office:value-type="float" office:value="1544444" calcext:value-type="float">
            <text:p>1544444</text:p>
          </table:table-cell>
          <table:table-cell table:style-name="ce63" table:formula="of:=[.K7]/1000/1000" office:value-type="float" office:value="1.544444" calcext:value-type="float">
            <text:p>1.544444</text:p>
          </table:table-cell>
        </table:table-row>
        <table:table-row table:style-name="ro1">
          <table:covered-table-cell/>
          <table:covered-table-cell table:style-name="ce31"/>
          <table:table-cell table:style-name="ce15" office:value-type="float" office:value="0.1" calcext:value-type="float">
            <text:p>0.1</text:p>
          </table:table-cell>
          <table:table-cell table:style-name="ce19" office:value-type="time" office:time-value="PT00H00M08.7S" calcext:value-type="time">
            <text:p>00:08.70</text:p>
          </table:table-cell>
          <table:table-cell table:style-name="ce26" office:value-type="float" office:value="5893748" calcext:value-type="float">
            <text:p>5893748</text:p>
          </table:table-cell>
          <table:table-cell table:style-name="ce26" table:formula="of:=[.E8]/1000/1000" office:value-type="float" office:value="5.893748" calcext:value-type="float">
            <text:p>5.893748</text:p>
          </table:table-cell>
          <table:table-cell table:style-name="ce19" office:value-type="time" office:time-value="PT00H00M10.72S" calcext:value-type="time">
            <text:p>00:10.72</text:p>
          </table:table-cell>
          <table:table-cell table:style-name="ce26" office:value-type="float" office:value="11699488" calcext:value-type="float">
            <text:p>11699488</text:p>
          </table:table-cell>
          <table:table-cell table:style-name="ce61" office:value-type="float" office:value="11699489" calcext:value-type="float">
            <text:p>11699489</text:p>
          </table:table-cell>
          <table:table-cell table:style-name="ce19" office:value-type="time" office:time-value="PT00H02M17.86S" calcext:value-type="time">
            <text:p>02:17.86</text:p>
          </table:table-cell>
          <table:table-cell table:style-name="ce26" office:value-type="float" office:value="37056048" calcext:value-type="float">
            <text:p>37056048</text:p>
          </table:table-cell>
          <table:table-cell table:style-name="ce64" table:formula="of:=[.K8]/1000/1000" office:value-type="float" office:value="37.056048" calcext:value-type="float">
            <text:p>37.056048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MLS_W01</text:p>
          </table:table-cell>
          <table:table-cell office:value-type="float" office:value="0.5" calcext:value-type="float">
            <text:p>0.5</text:p>
          </table:table-cell>
          <table:table-cell office:value-type="time" office:time-value="PT00H12M37.86S" calcext:value-type="time">
            <text:p>12:37.86</text:p>
          </table:table-cell>
          <table:table-cell office:value-type="float" office:value="8746004" calcext:value-type="float">
            <text:p>8746004</text:p>
          </table:table-cell>
          <table:table-cell table:style-name="ce44" table:formula="of:=[.E9]/1000/1000" office:value-type="float" office:value="8.746004" calcext:value-type="float">
            <text:p>8.75</text:p>
          </table:table-cell>
          <table:table-cell office:value-type="time" office:time-value="PT00H02M50.46S" calcext:value-type="time">
            <text:p>02:50.46</text:p>
          </table:table-cell>
          <table:table-cell office:value-type="float" office:value="9087896" calcext:value-type="float">
            <text:p>9087896</text:p>
          </table:table-cell>
          <table:table-cell table:formula="of:=[.H9]/1000/1000" office:value-type="float" office:value="9.087896" calcext:value-type="float">
            <text:p>9.087896</text:p>
          </table:table-cell>
          <table:table-cell table:style-name="ce55" office:value-type="time" office:time-value="PT01H55M00S" calcext:value-type="time">
            <text:p>01:55:00</text:p>
          </table:table-cell>
          <table:table-cell table:style-name="ce60" office:value-type="float" office:value="11268248" calcext:value-type="float">
            <text:p>11268248</text:p>
          </table:table-cell>
          <table:table-cell table:formula="of:=[.K9]/1000/1000" office:value-type="float" office:value="11.268248" calcext:value-type="float">
            <text:p>11.268248</text:p>
          </table:table-cell>
        </table:table-row>
        <table:table-row table:style-name="ro1">
          <table:covered-table-cell/>
          <table:covered-table-cell table:style-name="ce30"/>
          <table:table-cell table:style-name="ce14" office:value-type="float" office:value="0.3" calcext:value-type="float">
            <text:p>0.3</text:p>
          </table:table-cell>
          <table:table-cell table:style-name="ce18" office:value-type="time" office:time-value="PT00H13M32.19S" calcext:value-type="time">
            <text:p>13:32.19</text:p>
          </table:table-cell>
          <table:table-cell table:style-name="ce24" office:value-type="float" office:value="9352960" calcext:value-type="float">
            <text:p>9352960</text:p>
          </table:table-cell>
          <table:table-cell table:style-name="ce24" table:formula="of:=[.E10]/1000/1000" office:value-type="float" office:value="9.35296" calcext:value-type="float">
            <text:p>9.35296</text:p>
          </table:table-cell>
          <table:table-cell table:style-name="ce18" office:value-type="time" office:time-value="PT00H02M56.91S" calcext:value-type="time">
            <text:p>02:56.91</text:p>
          </table:table-cell>
          <table:table-cell table:style-name="ce24" office:value-type="float" office:value="11263552" calcext:value-type="float">
            <text:p>11263552</text:p>
          </table:table-cell>
          <table:table-cell table:style-name="ce39" table:formula="of:=[.H10]/1000/1000" office:value-type="float" office:value="11.263552" calcext:value-type="float">
            <text:p>11.263552</text:p>
          </table:table-cell>
          <table:table-cell office:value-type="time" office:time-value="PT03H21M24S" calcext:value-type="time">
            <text:p>03:21:24</text:p>
          </table:table-cell>
          <table:table-cell office:value-type="float" office:value="18491208" calcext:value-type="float">
            <text:p>18491208</text:p>
          </table:table-cell>
          <table:table-cell table:style-name="ce63" table:formula="of:=[.K10]/1000/1000" office:value-type="float" office:value="18.491208" calcext:value-type="float">
            <text:p>18.491208</text:p>
          </table:table-cell>
        </table:table-row>
        <table:table-row table:style-name="ro1">
          <table:covered-table-cell/>
          <table:covered-table-cell table:style-name="ce31"/>
          <table:table-cell table:style-name="ce15" office:value-type="float" office:value="0.1" calcext:value-type="float">
            <text:p>0.1</text:p>
          </table:table-cell>
          <table:table-cell table:style-name="ce19" office:value-type="time" office:time-value="PT00H10M48.94S" calcext:value-type="time">
            <text:p>10:48.94</text:p>
          </table:table-cell>
          <table:table-cell table:style-name="ce26" office:value-type="float" office:value="23535004" calcext:value-type="float">
            <text:p>23535004</text:p>
          </table:table-cell>
          <table:table-cell table:style-name="ce45" table:formula="of:=[.E11]/1000/1000" office:value-type="float" office:value="23.535004" calcext:value-type="float">
            <text:p>23.54</text:p>
          </table:table-cell>
          <table:table-cell table:style-name="ce19" office:value-type="time" office:time-value="PT00H05M20.17S" calcext:value-type="time">
            <text:p>05:20.17</text:p>
          </table:table-cell>
          <table:table-cell table:style-name="ce26" office:value-type="float" office:value="79146060" calcext:value-type="float">
            <text:p>79146060</text:p>
          </table:table-cell>
          <table:table-cell table:style-name="ce61" table:formula="of:=[.H11]/1000/1000" office:value-type="float" office:value="79.14606" calcext:value-type="float">
            <text:p>79.14606</text:p>
          </table:table-cell>
          <table:table-cell table:style-name="ce57"/>
          <table:table-cell table:style-name="ce61" office:value-type="float" office:value="152175164" calcext:value-type="float">
            <text:p>152175164</text:p>
          </table:table-cell>
          <table:table-cell table:style-name="ce64" table:formula="of:=[.K11]/1000/1000" office:value-type="float" office:value="152.175164" calcext:value-type="float">
            <text:p>152.175164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MLS-b3p9sp11sf</text:p>
          </table:table-cell>
          <table:table-cell office:value-type="float" office:value="0.5" calcext:value-type="float">
            <text:p>0.5</text:p>
          </table:table-cell>
          <table:table-cell office:value-type="time" office:time-value="PT00H22M40.09S" calcext:value-type="time">
            <text:p>22:40.09</text:p>
          </table:table-cell>
          <table:table-cell office:value-type="float" office:value="16901080" calcext:value-type="float">
            <text:p>16901080</text:p>
          </table:table-cell>
          <table:table-cell table:formula="of:=[.E12]/1000/1000" office:value-type="float" office:value="16.90108" calcext:value-type="float">
            <text:p>16.90108</text:p>
          </table:table-cell>
          <table:table-cell office:value-type="time" office:time-value="PT00H03M44.4S" calcext:value-type="time">
            <text:p>03:44.40</text:p>
          </table:table-cell>
          <table:table-cell office:value-type="float" office:value="1689867" calcext:value-type="float">
            <text:p>1689867</text:p>
          </table:table-cell>
          <table:table-cell table:formula="of:=[.H12]/1000/1000" office:value-type="float" office:value="1.689867" calcext:value-type="float">
            <text:p>1.689867</text:p>
          </table:table-cell>
          <table:table-cell table:style-name="ce58" office:value-type="time" office:time-value="PT02H25M37S" calcext:value-type="time">
            <text:p>02:25:37</text:p>
          </table:table-cell>
          <table:table-cell table:style-name="ce59" office:value-type="float" office:value="13920548" calcext:value-type="float">
            <text:p>13920548</text:p>
          </table:table-cell>
          <table:table-cell table:formula="of:=[.K12]/1000/1000" office:value-type="float" office:value="13.920548" calcext:value-type="float">
            <text:p>13.920548</text:p>
          </table:table-cell>
        </table:table-row>
        <table:table-row table:style-name="ro1">
          <table:covered-table-cell/>
          <table:covered-table-cell table:style-name="ce30"/>
          <table:table-cell table:style-name="ce14" office:value-type="float" office:value="0.3" calcext:value-type="float">
            <text:p>0.3</text:p>
          </table:table-cell>
          <table:table-cell table:style-name="ce18" office:value-type="time" office:time-value="PT00H12M13.08S" calcext:value-type="time">
            <text:p>12:13.08</text:p>
          </table:table-cell>
          <table:table-cell table:style-name="ce24" office:value-type="float" office:value="16900328" calcext:value-type="float">
            <text:p>16900328</text:p>
          </table:table-cell>
          <table:table-cell table:style-name="ce24" table:formula="of:=[.E13]/1000/1000" office:value-type="float" office:value="16.900328" calcext:value-type="float">
            <text:p>16.900328</text:p>
          </table:table-cell>
          <table:table-cell table:style-name="ce18" office:value-type="time" office:time-value="PT00H03M58.5S" calcext:value-type="time">
            <text:p>03:58.50</text:p>
          </table:table-cell>
          <table:table-cell table:style-name="ce24" office:value-type="float" office:value="16900160" calcext:value-type="float">
            <text:p>16900160</text:p>
          </table:table-cell>
          <table:table-cell table:style-name="ce39" table:formula="of:=[.H13]/1000/1000" office:value-type="float" office:value="16.90016" calcext:value-type="float">
            <text:p>16.90016</text:p>
          </table:table-cell>
          <table:table-cell office:value-type="time" office:time-value="PT04H17M52S" calcext:value-type="time">
            <text:p>04:17:52</text:p>
          </table:table-cell>
          <table:table-cell office:value-type="float" office:value="20256500" calcext:value-type="float">
            <text:p>20256500</text:p>
          </table:table-cell>
          <table:table-cell table:style-name="ce63" table:formula="of:=[.K13]/1000/1000" office:value-type="float" office:value="20.2565" calcext:value-type="float">
            <text:p>20.2565</text:p>
          </table:table-cell>
        </table:table-row>
        <table:table-row table:style-name="ro1">
          <table:covered-table-cell/>
          <table:covered-table-cell table:style-name="ce31"/>
          <table:table-cell table:style-name="ce15" office:value-type="float" office:value="0.1" calcext:value-type="float">
            <text:p>0.1</text:p>
          </table:table-cell>
          <table:table-cell table:style-name="ce19" office:value-type="time" office:time-value="PT00H14M40.72S" calcext:value-type="time">
            <text:p>14:40.72</text:p>
          </table:table-cell>
          <table:table-cell table:style-name="ce26" office:value-type="float" office:value="24294708" calcext:value-type="float">
            <text:p>24294708</text:p>
          </table:table-cell>
          <table:table-cell table:style-name="ce26" table:formula="of:=[.E14]/1000/1000" office:value-type="float" office:value="24.294708" calcext:value-type="float">
            <text:p>24.294708</text:p>
          </table:table-cell>
          <table:table-cell table:style-name="ce19" office:value-type="time" office:time-value="PT00H06M46.48S" calcext:value-type="time">
            <text:p>06:46.48</text:p>
          </table:table-cell>
          <table:table-cell table:style-name="ce26" office:value-type="float" office:value="72756508" calcext:value-type="float">
            <text:p>72756508</text:p>
          </table:table-cell>
          <table:table-cell table:style-name="ce61" table:formula="of:=[.H14]/1000/1000" office:value-type="float" office:value="72.756508" calcext:value-type="float">
            <text:p>72.756508</text:p>
          </table:table-cell>
          <table:table-cell table:style-name="ce48" office:value-type="time" office:time-value="PT13H21M07S" calcext:value-type="time">
            <text:p>13:21:07</text:p>
          </table:table-cell>
          <table:table-cell table:style-name="ce26" office:value-type="float" office:value="142199104" calcext:value-type="float">
            <text:p>142199104</text:p>
          </table:table-cell>
          <table:table-cell table:style-name="ce64" table:formula="of:=[.K14]/1000/1000" office:value-type="float" office:value="142.199104" calcext:value-type="float">
            <text:p>142.199104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MLS</text:p>
          </table:table-cell>
          <table:table-cell office:value-type="string" calcext:value-type="string" table:number-columns-spanned="1" table:number-rows-spanned="3">
            <text:p>PRF133</text:p>
          </table:table-cell>
          <table:table-cell office:value-type="float" office:value="0.5" calcext:value-type="float">
            <text:p>0.5</text:p>
          </table:table-cell>
          <table:table-cell office:value-type="time" office:time-value="PT00H01M47.15S" calcext:value-type="time">
            <text:p>01:47.15</text:p>
          </table:table-cell>
          <table:table-cell office:value-type="float" office:value="8512692" calcext:value-type="float">
            <text:p>8512692</text:p>
          </table:table-cell>
          <table:table-cell table:formula="of:=[.E15]/1000/1000" office:value-type="float" office:value="8.512692" calcext:value-type="float">
            <text:p>8.512692</text:p>
          </table:table-cell>
          <table:table-cell office:value-type="time" office:time-value="PT00H01M17.05S" calcext:value-type="time">
            <text:p>01:17.05</text:p>
          </table:table-cell>
          <table:table-cell office:value-type="float" office:value="8510824" calcext:value-type="float">
            <text:p>8510824</text:p>
          </table:table-cell>
          <table:table-cell table:formula="of:=[.H15]/1000/1000" office:value-type="float" office:value="8.510824" calcext:value-type="float">
            <text:p>8.510824</text:p>
          </table:table-cell>
          <table:table-cell table:style-name="ce58" office:value-type="time" office:time-value="PT01H03M00S" calcext:value-type="time">
            <text:p>01:03:00</text:p>
          </table:table-cell>
          <table:table-cell table:style-name="ce59" office:value-type="float" office:value="6841532" calcext:value-type="float">
            <text:p>6841532</text:p>
          </table:table-cell>
          <table:table-cell table:formula="of:=[.K15]/1000/1000" office:value-type="float" office:value="6.841532" calcext:value-type="float">
            <text:p>6.841532</text:p>
          </table:table-cell>
        </table:table-row>
        <table:table-row table:style-name="ro1">
          <table:covered-table-cell/>
          <table:covered-table-cell table:style-name="ce30"/>
          <table:table-cell table:style-name="ce14" office:value-type="float" office:value="0.3" calcext:value-type="float">
            <text:p>0.3</text:p>
          </table:table-cell>
          <table:table-cell table:style-name="ce18" office:value-type="time" office:time-value="PT00H01M58.15S" calcext:value-type="time">
            <text:p>01:58.15</text:p>
          </table:table-cell>
          <table:table-cell table:style-name="ce24" office:value-type="float" office:value="8511844" calcext:value-type="float">
            <text:p>8511844</text:p>
          </table:table-cell>
          <table:table-cell table:style-name="ce24" table:formula="of:=[.E16]/1000/1000" office:value-type="float" office:value="8.511844" calcext:value-type="float">
            <text:p>8.511844</text:p>
          </table:table-cell>
          <table:table-cell table:style-name="ce18" office:value-type="time" office:time-value="PT00H01M23.48S" calcext:value-type="time">
            <text:p>01:23.48</text:p>
          </table:table-cell>
          <table:table-cell table:style-name="ce24" office:value-type="float" office:value="8512268" calcext:value-type="float">
            <text:p>8512268</text:p>
          </table:table-cell>
          <table:table-cell table:style-name="ce39" table:formula="of:=[.H16]/1000/1000" office:value-type="float" office:value="8.512268" calcext:value-type="float">
            <text:p>8.512268</text:p>
          </table:table-cell>
          <table:table-cell office:value-type="time" office:time-value="PT01H51M22S" calcext:value-type="time">
            <text:p>01:51:22</text:p>
          </table:table-cell>
          <table:table-cell office:value-type="float" office:value="13331800" calcext:value-type="float">
            <text:p>13331800</text:p>
          </table:table-cell>
          <table:table-cell table:style-name="ce63" table:formula="of:=[.K16]/1000/1000" office:value-type="float" office:value="13.3318" calcext:value-type="float">
            <text:p>13.3318</text:p>
          </table:table-cell>
        </table:table-row>
        <table:table-row table:style-name="ro1">
          <table:covered-table-cell table:style-name="ce28"/>
          <table:covered-table-cell table:style-name="ce31"/>
          <table:table-cell table:style-name="ce15" office:value-type="float" office:value="0.1" calcext:value-type="float">
            <text:p>0.1</text:p>
          </table:table-cell>
          <table:table-cell table:style-name="ce19" office:value-type="time" office:time-value="PT00H03M47.98S" calcext:value-type="time">
            <text:p>03:47.98</text:p>
          </table:table-cell>
          <table:table-cell table:style-name="ce26" office:value-type="float" office:value="23778200" calcext:value-type="float">
            <text:p>23778200</text:p>
          </table:table-cell>
          <table:table-cell table:style-name="ce26" table:formula="of:=[.E17]/1000/1000" office:value-type="float" office:value="23.7782" calcext:value-type="float">
            <text:p>23.7782</text:p>
          </table:table-cell>
          <table:table-cell table:style-name="ce19" office:value-type="time" office:time-value="PT00H02M53.12S" calcext:value-type="time">
            <text:p>02:53.12</text:p>
          </table:table-cell>
          <table:table-cell table:style-name="ce26" office:value-type="float" office:value="70467536" calcext:value-type="float">
            <text:p>70467536</text:p>
          </table:table-cell>
          <table:table-cell table:style-name="ce26" table:formula="of:=[.H17]/1000/1000" office:value-type="float" office:value="70.467536" calcext:value-type="float">
            <text:p>70.467536</text:p>
          </table:table-cell>
          <table:table-cell table:style-name="ce48" office:value-type="time" office:time-value="PT08H32M00S" calcext:value-type="time">
            <text:p>08:32:00</text:p>
          </table:table-cell>
          <table:table-cell table:style-name="ce26" office:value-type="float" office:value="152175164" calcext:value-type="float">
            <text:p>152175164</text:p>
          </table:table-cell>
          <table:table-cell table:style-name="ce64" table:formula="of:=[.K17]/1000/1000" office:value-type="float" office:value="152.175164" calcext:value-type="float">
            <text:p>152.1751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00-00-00</text:date>, <text:time style:data-style-name="N2" text:time-value="11:31:48.2102120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0:05:20.332053962</meta:creation-date>
    <meta:generator>LibreOffice/26.2.0.3$Linux_X86_64 LibreOffice_project/afbbd0df0edb6d40b450b0337ac646b0913a760c</meta:generator>
    <dc:date>2026-02-16T14:29:52.680321907</dc:date>
    <meta:editing-duration>P6DT9H56M18S</meta:editing-duration>
    <meta:editing-cycles>21</meta:editing-cycles>
    <meta:document-statistic meta:table-count="1" meta:cell-count="172" meta:object-count="0"/>
  </office:meta>
</office:document-meta>
</file>